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EventListenerProxy.processEvent( 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PEventListenerProxy.FOPEventListenerProxy( EventListener delegate ,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